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2200000022F47775C4DFE570D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" svg:font-family="courier, 'courier new', monospace"/>
    <style:font-face style:name="helvetica" svg:font-family="helvetic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4.097cm" table:align="left" fo:background-color="#dcdcdc">
        <style:background-image/>
      </style:table-properties>
    </style:style>
    <style:style style:name="Table1.A" style:family="table-column">
      <style:table-column-properties style:column-width="4.699cm"/>
    </style:style>
    <style:style style:name="Table1.B" style:family="table-column">
      <style:table-column-properties style:column-width="3.133cm"/>
    </style:style>
    <style:style style:name="Table1.C" style:family="table-column">
      <style:table-column-properties style:column-width="6.265cm"/>
    </style:style>
    <style:style style:name="Table1.A1" style:family="table-cell">
      <style:table-cell-properties fo:background-color="#a9a9a9" fo:padding="0.049cm" fo:border="1.5pt solid #a9a9a9">
        <style:background-image/>
      </style:table-cell-properties>
    </style:style>
    <style:style style:name="Table1.A2" style:family="table-cell">
      <style:table-cell-properties fo:background-color="#dcdcdc" fo:padding="0.049cm" fo:border="0.05pt solid #a9a9a9">
        <style:background-image/>
      </style:table-cell-properties>
    </style:style>
    <style:style style:name="Table2" style:family="table">
      <style:table-properties style:width="17cm" style:rel-width="100%" table:align="left" fo:background-color="#dcdcdc">
        <style:background-image/>
      </style:table-properties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7cm" style:rel-width="100%" table:align="left" fo:background-color="#dcdcdc">
        <style:background-image/>
      </style:table-properties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7cm" style:rel-width="100%" table:align="left" fo:background-color="#dcdcdc">
        <style:background-image/>
      </style:table-properties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7cm" style:rel-width="100%" table:align="left" fo:background-color="#f0f8ff">
        <style:background-image/>
      </style:table-properties>
    </style:style>
    <style:style style:name="Table5.A" style:family="table-column">
      <style:table-column-properties style:column-width="1.316cm" style:rel-column-width="5072*"/>
    </style:style>
    <style:style style:name="Table5.B" style:family="table-column">
      <style:table-column-properties style:column-width="15.685cm" style:rel-column-width="60463*"/>
    </style:style>
    <style:style style:name="Table5.A1" style:family="table-cell">
      <style:table-cell-properties fo:padding="0.049cm" fo:border="none"/>
    </style:style>
    <style:style style:name="Table5.B1" style:family="table-cell">
      <style:table-cell-properties style:vertical-align="middle" fo:padding="0.049cm" fo:border="none"/>
    </style:style>
    <style:style style:name="Table6" style:family="table">
      <style:table-properties style:width="17cm" style:rel-width="100%" table:align="left" fo:background-color="#dcdcdc">
        <style:background-image/>
      </style:table-properties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7cm" style:rel-width="100%" table:align="left" fo:background-color="#dcdcdc">
        <style:background-image/>
      </style:table-properties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17cm" style:rel-width="100%" table:align="left" fo:background-color="#dcdcdc">
        <style:background-image/>
      </style:table-properties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17cm" style:rel-width="100%" table:align="left" fo:background-color="#f0f8ff">
        <style:background-image/>
      </style:table-properties>
    </style:style>
    <style:style style:name="Table9.A" style:family="table-column">
      <style:table-column-properties style:column-width="1.316cm" style:rel-column-width="5072*"/>
    </style:style>
    <style:style style:name="Table9.B" style:family="table-column">
      <style:table-column-properties style:column-width="15.685cm" style:rel-column-width="60463*"/>
    </style:style>
    <style:style style:name="Table9.A1" style:family="table-cell">
      <style:table-cell-properties fo:padding="0.049cm" fo:border="none"/>
    </style:style>
    <style:style style:name="Table9.B1" style:family="table-cell">
      <style:table-cell-properties style:vertical-align="middle" fo:padding="0.049cm" fo:border="none"/>
    </style:style>
    <style:style style:name="Table10" style:family="table">
      <style:table-properties style:width="17cm" style:rel-width="100%" table:align="left" fo:background-color="#dcdcdc">
        <style:background-image/>
      </style:table-properties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17cm" style:rel-width="100%" table:align="left" fo:background-color="#dcdcdc">
        <style:background-image/>
      </style:table-properties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17cm" style:rel-width="100%" table:align="left" fo:background-color="#dcdcdc">
        <style:background-image/>
      </style:table-properties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17cm" style:rel-width="100%" table:align="left" fo:background-color="#f0f8ff">
        <style:background-image/>
      </style:table-properties>
    </style:style>
    <style:style style:name="Table13.A" style:family="table-column">
      <style:table-column-properties style:column-width="1.316cm" style:rel-column-width="5072*"/>
    </style:style>
    <style:style style:name="Table13.B" style:family="table-column">
      <style:table-column-properties style:column-width="15.685cm" style:rel-column-width="60463*"/>
    </style:style>
    <style:style style:name="Table13.A1" style:family="table-cell">
      <style:table-cell-properties fo:padding="0.049cm" fo:border="none"/>
    </style:style>
    <style:style style:name="Table13.B1" style:family="table-cell">
      <style:table-cell-properties style:vertical-align="middle" fo:padding="0.049cm" fo:border="none"/>
    </style:style>
    <style:style style:name="Table14" style:family="table">
      <style:table-properties style:width="17cm" style:rel-width="100%" table:align="left" fo:background-color="#dcdcdc">
        <style:background-image/>
      </style:table-properties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17cm" style:rel-width="100%" table:align="left" fo:background-color="#dcdcdc">
        <style:background-image/>
      </style:table-properties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style:vertical-align="middle" fo:padding="0.049cm" fo:border="none"/>
    </style:style>
    <style:style style:name="Table16" style:family="table">
      <style:table-properties style:width="17cm" style:rel-width="100%" table:align="left" fo:background-color="#dcdcdc">
        <style:background-image/>
      </style:table-properties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style:vertical-align="middle" fo:padding="0.049cm" fo:border="none"/>
    </style:style>
    <style:style style:name="Table17" style:family="table">
      <style:table-properties style:width="17cm" style:rel-width="100%" table:align="left" fo:background-color="#dcdcdc">
        <style:background-image/>
      </style:table-properties>
    </style:style>
    <style:style style:name="Table17.A" style:family="table-column">
      <style:table-column-properties style:column-width="17cm" style:rel-column-width="65535*"/>
    </style:style>
    <style:style style:name="Table17.A1" style:family="table-cell">
      <style:table-cell-properties style:vertical-align="middle" fo:padding="0.049cm" fo:border="none"/>
    </style:style>
    <style:style style:name="Table18" style:family="table">
      <style:table-properties style:width="17cm" style:rel-width="100%" table:align="left" fo:background-color="#dcdcdc">
        <style:background-image/>
      </style:table-properties>
    </style:style>
    <style:style style:name="Table18.A" style:family="table-column">
      <style:table-column-properties style:column-width="17cm" style:rel-column-width="65535*"/>
    </style:style>
    <style:style style:name="Table18.A1" style:family="table-cell">
      <style:table-cell-properties style:vertical-align="middle" fo:padding="0.049cm" fo:border="none"/>
    </style:style>
    <style:style style:name="Table19" style:family="table">
      <style:table-properties style:width="17cm" style:rel-width="100%" table:align="left" fo:background-color="#dcdcdc">
        <style:background-image/>
      </style:table-properties>
    </style:style>
    <style:style style:name="Table19.A" style:family="table-column">
      <style:table-column-properties style:column-width="17cm" style:rel-column-width="65535*"/>
    </style:style>
    <style:style style:name="Table19.A1" style:family="table-cell">
      <style:table-cell-properties style:vertical-align="middle" fo:padding="0.049cm" fo:border="none"/>
    </style:style>
    <style:style style:name="Table20" style:family="table">
      <style:table-properties style:width="17cm" style:rel-width="100%" table:align="left" fo:background-color="#dcdcdc">
        <style:background-image/>
      </style:table-properties>
    </style:style>
    <style:style style:name="Table20.A" style:family="table-column">
      <style:table-column-properties style:column-width="17cm" style:rel-column-width="65535*"/>
    </style:style>
    <style:style style:name="Table20.A1" style:family="table-cell">
      <style:table-cell-properties style:vertical-align="middle" fo:padding="0.049cm" fo:border="none"/>
    </style:style>
    <style:style style:name="Table21" style:family="table">
      <style:table-properties style:width="17cm" style:rel-width="100%" table:align="left" fo:background-color="#dcdcdc">
        <style:background-image/>
      </style:table-properties>
    </style:style>
    <style:style style:name="Table21.A" style:family="table-column">
      <style:table-column-properties style:column-width="17cm" style:rel-column-width="65535*"/>
    </style:style>
    <style:style style:name="Table2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cm" fo:margin-bottom="0cm" loext:contextual-spacing="false" fo:orphans="2" fo:widows="2"/>
      <style:text-properties fo:font-size="2pt" style:font-size-asian="2pt" style:font-size-complex="2pt"/>
    </style:style>
    <style:style style:name="P2" style:family="paragraph" style:parent-style-name="Text_20_body">
      <style:paragraph-properties fo:margin-left="0cm" fo:margin-right="0cm" fo:margin-top="0.265cm" fo:margin-bottom="0.265cm" loext:contextual-spacing="false" fo:orphans="2" fo:widows="2" fo:text-indent="0cm" style:auto-text-indent="false"/>
    </style:style>
    <style:style style:name="P3" style:family="paragraph" style:parent-style-name="Text_20_body" style:list-style-name="L1">
      <style:paragraph-properties fo:margin-left="0cm" fo:margin-right="0cm" fo:margin-top="0.265cm" fo:margin-bottom="0.265cm" loext:contextual-spacing="false" fo:orphans="2" fo:widows="2" fo:text-indent="0cm" style:auto-text-indent="false"/>
    </style:style>
    <style:style style:name="P4" style:family="paragraph" style:parent-style-name="Text_20_body">
      <style:paragraph-properties fo:margin-left="0cm" fo:margin-right="0cm" fo:margin-top="0.265cm" fo:margin-bottom="0.265cm" loext:contextual-spacing="false" fo:orphans="2" fo:widows="2" fo:text-indent="0cm" style:auto-text-indent="false"/>
      <style:text-properties fo:font-variant="normal" fo:text-transform="none" fo:color="#000000" style:font-name="helvetica" fo:font-size="12pt" fo:letter-spacing="normal" fo:font-style="normal" fo:font-weight="bold" loext:padding="0cm" loext:border="none"/>
    </style:style>
    <style:style style:name="P5" style:family="paragraph" style:parent-style-name="Text_20_body">
      <style:paragraph-properties fo:margin-left="0cm" fo:margin-right="0cm" fo:margin-top="0.265cm" fo:margin-bottom="0.265cm" loext:contextual-spacing="false" fo:orphans="2" fo:widows="2" fo:text-indent="0cm" style:auto-text-indent="false"/>
      <style:text-properties fo:font-variant="normal" fo:text-transform="none" fo:color="#000000" style:font-name="helvetica" fo:font-size="12pt" fo:letter-spacing="normal" fo:font-style="normal" fo:font-weight="normal" loext:padding="0cm" loext:border="none"/>
    </style:style>
    <style:style style:name="P6" style:family="paragraph" style:parent-style-name="Table_20_Contents">
      <style:paragraph-properties fo:margin-top="0cm" fo:margin-bottom="0cm" loext:contextual-spacing="false" fo:text-align="start" style:justify-single-word="false"/>
    </style:style>
    <style:style style:name="P7" style:family="paragraph" style:parent-style-name="Table_20_Contents">
      <style:paragraph-properties fo:margin-left="0.265cm" fo:margin-right="0cm" fo:margin-top="0cm" fo:margin-bottom="0cm" loext:contextual-spacing="false" fo:text-align="start" style:justify-single-word="false" fo:text-indent="0cm" style:auto-text-indent="false"/>
    </style:style>
    <style:style style:name="P8" style:family="paragraph" style:parent-style-name="Table_20_Contents">
      <style:paragraph-properties fo:margin-left="0cm" fo:margin-right="0cm" fo:margin-top="0.265cm" fo:margin-bottom="0.265cm" loext:contextual-spacing="false" fo:text-indent="0cm" style:auto-text-indent="false"/>
    </style:style>
    <style:style style:name="P9" style:family="paragraph" style:parent-style-name="Table_20_Contents">
      <style:paragraph-properties fo:margin-left="0cm" fo:margin-right="0cm" fo:margin-top="0.265cm" fo:margin-bottom="0.265cm" loext:contextual-spacing="false" fo:text-align="center" style:justify-single-word="false" fo:text-indent="0cm" style:auto-text-indent="false"/>
    </style:style>
    <style:style style:name="P10" style:family="paragraph" style:parent-style-name="Table_20_Contents">
      <style:paragraph-properties fo:margin-left="0cm" fo:margin-right="0cm" fo:margin-top="0.265cm" fo:margin-bottom="0.265cm" loext:contextual-spacing="false" fo:text-align="start" style:justify-single-word="false" fo:text-indent="0cm" style:auto-text-indent="false"/>
    </style:style>
    <style:style style:name="P11" style:family="paragraph" style:parent-style-name="Table_20_Heading">
      <style:paragraph-properties fo:margin-left="0cm" fo:margin-right="0cm" fo:margin-top="0.265cm" fo:margin-bottom="0.265cm" loext:contextual-spacing="false" fo:text-align="start" style:justify-single-word="false" fo:text-indent="0cm" style:auto-text-indent="false"/>
      <style:text-properties fo:color="#000000" style:font-name="helvetica" fo:font-size="12pt"/>
    </style:style>
    <style:style style:name="P12" style:family="paragraph" style:parent-style-name="Table_20_Heading">
      <style:paragraph-properties fo:margin-left="0cm" fo:margin-right="0cm" fo:margin-top="0.265cm" fo:margin-bottom="0.265cm" loext:contextual-spacing="false" fo:text-align="start" style:justify-single-word="false" fo:text-indent="0cm" style:auto-text-indent="false"/>
      <style:text-properties style:font-name="helvetica" fo:font-size="12pt" fo:font-weight="bold"/>
    </style:style>
    <style:style style:name="P13" style:family="paragraph" style:parent-style-name="Table_20_Heading">
      <style:paragraph-properties fo:margin-left="0.265cm" fo:margin-right="0cm" fo:margin-top="0.265cm" fo:margin-bottom="0.265cm" loext:contextual-spacing="false" fo:text-align="start" style:justify-single-word="false" fo:text-indent="0cm" style:auto-text-indent="false"/>
      <style:text-properties fo:color="#000000" style:font-name="helvetica" fo:font-size="12pt"/>
    </style:style>
    <style:style style:name="P14" style:family="paragraph" style:parent-style-name="Heading_20_2">
      <style:text-properties fo:font-variant="normal" fo:text-transform="none" fo:color="#990000" fo:letter-spacing="normal" loext:padding="0cm" loext:border="none"/>
    </style:style>
    <style:style style:name="P15" style:family="paragraph" style:parent-style-name="Heading_20_2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990000" style:font-name="helvetica" fo:font-size="16pt" fo:letter-spacing="normal" fo:font-style="normal" fo:font-weight="bold" loext:padding="0cm" loext:border="none"/>
    </style:style>
    <style:style style:name="P16" style:family="paragraph" style:parent-style-name="Preformatted_20_Text">
      <style:paragraph-properties fo:margin-left="0cm" fo:margin-right="0cm" fo:margin-top="0.265cm" fo:margin-bottom="0.265cm" loext:contextual-spacing="false" fo:text-indent="0cm" style:auto-text-indent="false"/>
    </style:style>
    <style:style style:name="P17" style:family="paragraph" style:parent-style-name="Preformatted_20_Text">
      <style:paragraph-properties fo:margin-top="0.265cm" fo:margin-bottom="0.265cm" loext:contextual-spacing="false"/>
    </style:style>
    <style:style style:name="P18" style:family="paragraph" style:parent-style-name="Heading_20_3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990000" style:font-name="helvetica" fo:font-size="14pt" fo:letter-spacing="normal" fo:font-style="normal" fo:font-weight="bold" loext:padding="0cm" loext:border="none"/>
    </style:style>
    <style:style style:name="T1" style:family="text">
      <style:text-properties style:font-name="helvetica" fo:font-size="16pt" fo:font-style="normal" fo:font-weight="bold"/>
    </style:style>
    <style:style style:name="T2" style:family="text">
      <style:text-properties style:font-name="helvetica" fo:font-size="12pt"/>
    </style:style>
    <style:style style:name="T3" style:family="text">
      <style:text-properties style:font-name="helvetica" fo:font-size="12pt" style:font-name-asian="helvetica" style:font-size-asian="12pt" style:font-name-complex="helvetica" style:font-size-complex="12pt"/>
    </style:style>
    <style:style style:name="T4" style:family="text">
      <style:text-properties style:font-name="courier" fo:font-size="12pt"/>
    </style:style>
    <style:style style:name="T5" style:family="text">
      <style:text-properties fo:color="#000000" style:font-name="helvetica" fo:font-size="12pt"/>
    </style:style>
    <style:style style:name="T6" style:family="text">
      <style:text-properties fo:color="#000000" style:font-name="courier" fo:font-size="12pt"/>
    </style:style>
    <style:style style:name="T7" style:family="text">
      <style:text-properties fo:font-variant="normal" fo:text-transform="none" fo:color="#000000" style:font-name="helvetica" fo:font-size="12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000000" style:font-name="helvetica" fo:font-size="12pt" fo:letter-spacing="normal" fo:font-style="italic" fo:font-weight="normal" loext:padding="0cm" loext:border="none"/>
    </style:style>
    <style:style style:name="T9" style:family="text">
      <style:text-properties fo:font-variant="normal" fo:text-transform="none" fo:color="#000000" style:font-name="courier" fo:font-size="12pt" fo:letter-spacing="normal" fo:font-style="normal" fo:font-weight="normal" loext:padding="0cm" loext:border="none"/>
    </style:style>
    <style:style style:name="fr1" style:family="graphic" style:parent-style-name="Graphics">
      <style:graphic-properties fo:margin-left="0.132cm" fo:margin-right="0.132cm" fo:margin-top="0cm" fo:margin-bottom="0cm" style:vertical-pos="top" style:vertical-rel="baseline" style:horizontal-pos="from-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2"> <text:span text:style-name="T1">Compressing Files at the Shell Prompt</text:span></text:h>
      <text:p text:style-name="P2"><text:span text:style-name="T7">Red Hat Enterprise Linux provides the </text:span><text:span text:style-name="Teletype"><text:span text:style-name="T9">bzip2</text:span></text:span><text:span text:style-name="T7">, </text:span><text:span text:style-name="Teletype"><text:span text:style-name="T9">gzip</text:span></text:span><text:span text:style-name="T7">, and </text:span><text:span text:style-name="Teletype"><text:span text:style-name="T9">zip</text:span></text:span><text:span text:style-name="T7"> tools for compression from a shell prompt. The </text:span><text:span text:style-name="Teletype"><text:span text:style-name="T9">bzip2</text:span></text:span><text:span text:style-name="T7"> compression tool is recommended because it provides the most compression and is found on most UNIX-like operating systems. The </text:span><text:span text:style-name="Teletype"><text:span text:style-name="T9">gzip</text:span></text:span><text:span text:style-name="T7"> compression tool can also be found on most UNIX-like operating systems. To transfer files between Linux and other operating system such as MS Windows, use </text:span><text:span text:style-name="Teletype"><text:span text:style-name="T9">zip</text:span></text:span><text:span text:style-name="T7"> because it is more compatible with the compression utilities available for Windows.</text:span></text:p>
      <text:p text:style-name="P1"><text:bookmark text:name="TB-COMPRESSION-TOOLS"/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1">Compression Tool</text:p>
            </table:table-cell>
            <table:table-cell table:style-name="Table1.A1" office:value-type="string">
              <text:p text:style-name="P11">File Extension</text:p>
            </table:table-cell>
            <table:table-cell table:style-name="Table1.A1" office:value-type="string">
              <text:p text:style-name="P13">Decompression Tool</text:p>
            </table:table-cell>
          </table:table-row>
        </table:table-header-rows>
        <table:table-row>
          <table:table-cell table:style-name="Table1.A2" office:value-type="string">
            <text:p text:style-name="P7"><text:span text:style-name="Teletype"><text:span text:style-name="T6">bzip2</text:span></text:span></text:p>
          </table:table-cell>
          <table:table-cell table:style-name="Table1.A2" office:value-type="string">
            <text:p text:style-name="P7"><text:span text:style-name="Teletype"><text:span text:style-name="T5">.bz2</text:span></text:span></text:p>
          </table:table-cell>
          <table:table-cell table:style-name="Table1.A2" office:value-type="string">
            <text:p text:style-name="P7"><text:span text:style-name="Teletype"><text:span text:style-name="T6">bunzip2</text:span></text:span></text:p>
          </table:table-cell>
        </table:table-row>
        <table:table-row>
          <table:table-cell table:style-name="Table1.A2" office:value-type="string">
            <text:p text:style-name="P7"><text:span text:style-name="Teletype"><text:span text:style-name="T6">gzip</text:span></text:span></text:p>
          </table:table-cell>
          <table:table-cell table:style-name="Table1.A2" office:value-type="string">
            <text:p text:style-name="P7"><text:span text:style-name="Teletype"><text:span text:style-name="T5">.gz</text:span></text:span></text:p>
          </table:table-cell>
          <table:table-cell table:style-name="Table1.A2" office:value-type="string">
            <text:p text:style-name="P7"><text:span text:style-name="Teletype"><text:span text:style-name="T6">gunzip</text:span></text:span></text:p>
          </table:table-cell>
        </table:table-row>
        <table:table-row>
          <table:table-cell table:style-name="Table1.A2" office:value-type="string">
            <text:p text:style-name="P7"><text:span text:style-name="Teletype"><text:span text:style-name="T6">zip</text:span></text:span></text:p>
          </table:table-cell>
          <table:table-cell table:style-name="Table1.A2" office:value-type="string">
            <text:p text:style-name="P7"><text:span text:style-name="Teletype"><text:span text:style-name="T5">.zip</text:span></text:span></text:p>
          </table:table-cell>
          <table:table-cell table:style-name="Table1.A2" office:value-type="string">
            <text:p text:style-name="P6"><text:span text:style-name="Teletype"><text:span text:style-name="T6">unzip</text:span></text:span></text:p>
          </table:table-cell>
        </table:table-row>
      </table:table>
      <text:p text:style-name="P4">Table 3-1. Compression Tools</text:p>
      <text:p text:style-name="P2"><text:span text:style-name="T7">By convention, files compressed with </text:span><text:span text:style-name="Teletype"><text:span text:style-name="T9">bzip2</text:span></text:span><text:span text:style-name="T7"> are given the extension </text:span><text:span text:style-name="Teletype"><text:span text:style-name="T7">.bz2</text:span></text:span><text:span text:style-name="T7">, files compressed with </text:span><text:span text:style-name="Teletype"><text:span text:style-name="T9">gzip</text:span></text:span><text:span text:style-name="T7"> are given the extension </text:span><text:span text:style-name="Teletype"><text:span text:style-name="T7">.gz</text:span></text:span><text:span text:style-name="T7">, and files compressed with </text:span><text:span text:style-name="Teletype"><text:span text:style-name="T9">zip</text:span></text:span><text:span text:style-name="T7"> are given the extension </text:span><text:span text:style-name="Teletype"><text:span text:style-name="T7">.zip</text:span></text:span><text:span text:style-name="T7">.</text:span></text:p>
      <text:p text:style-name="P2"><text:span text:style-name="T7">Files compressed with </text:span><text:span text:style-name="Teletype"><text:span text:style-name="T9">bzip2</text:span></text:span><text:span text:style-name="T7"> are uncompressed with </text:span><text:span text:style-name="Teletype"><text:span text:style-name="T9">bunzip2</text:span></text:span><text:span text:style-name="T7">, files compressed with </text:span><text:span text:style-name="Teletype"><text:span text:style-name="T9">gzip</text:span></text:span><text:span text:style-name="T7"> are uncompressed with </text:span><text:span text:style-name="Teletype"><text:span text:style-name="T9">gunzip</text:span></text:span><text:span text:style-name="T7">, and files compressed with </text:span><text:span text:style-name="Teletype"><text:span text:style-name="T9">zip</text:span></text:span><text:span text:style-name="T7"> are uncompressed with </text:span><text:span text:style-name="Teletype"><text:span text:style-name="T9">unzip</text:span></text:span><text:span text:style-name="T7">.</text:span></text:p>
      <text:h text:style-name="P18" text:outline-level="3"><text:bookmark text:name="S3-MANAGING-BZIP2"/>3.4.2.1. Bzip2 and Bunzip2</text:h>
      <text:p text:style-name="P2"><text:span text:style-name="T7">To use </text:span><text:span text:style-name="Teletype"><text:span text:style-name="T9">bzip2</text:span></text:span><text:span text:style-name="T7"> to compress a file, enter the following command at a shell prompt: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6"><text:span text:style-name="Teletype"><text:span text:style-name="T4">bzip2 filename</text:span></text:span><text:span text:style-name="T2"> </text:span></text:p>
          </table:table-cell>
        </table:table-row>
      </table:table>
      <text:p text:style-name="P2"><text:span text:style-name="T7">The file is compressed and saved as </text:span><text:span text:style-name="Teletype"><text:span text:style-name="T7">filename.bz2</text:span></text:span><text:span text:style-name="T7">.</text:span></text:p>
      <text:p text:style-name="P5">To expand the compressed file, enter the following command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6"><text:span text:style-name="Teletype"><text:span text:style-name="T4">bunzip2 filename.bz2</text:span></text:span></text:p>
          </table:table-cell>
        </table:table-row>
      </table:table>
      <text:p text:style-name="P2"><text:span text:style-name="T7">The </text:span><text:span text:style-name="Teletype"><text:span text:style-name="T7">filename.bz2</text:span></text:span><text:span text:style-name="T7"> compressed file is deleted and replaced with </text:span><text:span text:style-name="Teletype"><text:span text:style-name="T7">filename</text:span></text:span><text:span text:style-name="T7">.</text:span></text:p>
      <text:p text:style-name="P2"><text:span text:style-name="T7">You can use </text:span><text:span text:style-name="Teletype"><text:span text:style-name="T9">bzip2</text:span></text:span><text:span text:style-name="T7"> to compress multiple files and directories at the same time by listing them with a space between each one:</text:span></text:p>
      <table:table table:name="Table4" table:style-name="Table4">
        <table:table-column table:style-name="Table4.A"/>
        <text:soft-page-break/>
        <table:table-row>
          <table:table-cell table:style-name="Table4.A1" office:value-type="string">
            <text:p text:style-name="P16"><text:span text:style-name="Teletype"><text:span text:style-name="T4">bzip2 filename.bz2 file1 file2 file3 /usr/work/school </text:span></text:span></text:p>
          </table:table-cell>
        </table:table-row>
      </table:table>
      <text:p text:style-name="P2"><text:span text:style-name="T7">The above command compresses </text:span><text:span text:style-name="Teletype"><text:span text:style-name="T7">file1</text:span></text:span><text:span text:style-name="T7">, </text:span><text:span text:style-name="Teletype"><text:span text:style-name="T7">file2</text:span></text:span><text:span text:style-name="T7">, </text:span><text:span text:style-name="Teletype"><text:span text:style-name="T7">file3</text:span></text:span><text:span text:style-name="T7">, and the contents of the </text:span><text:span text:style-name="Teletype"><text:span text:style-name="T7">/usr/work/school/</text:span></text:span><text:span text:style-name="T7"> directory (assuming this directory exists) and places them in a file named </text:span><text:span text:style-name="Teletype"><text:span text:style-name="T7">filename.bz2</text:span></text:span><text:span text:style-name="T7">.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9"><draw:frame draw:style-name="fr1" draw:name="Image1" text:anchor-type="as-char" svg:width="0.9cm" svg:height="0.9cm" draw:z-index="0"><draw:image xlink:href="Pictures/100002010000002200000022F47775C4DFE570D3.png" xlink:type="simple" xlink:show="embed" xlink:actuate="onLoad"/><svg:title>Tip</svg:title></draw:frame></text:p>
          </table:table-cell>
          <table:table-cell table:style-name="Table5.B1" office:value-type="string">
            <text:p text:style-name="P12">Tip</text:p>
          </table:table-cell>
        </table:table-row>
        <table:table-row>
          <table:table-cell table:style-name="Table5.B1" office:value-type="string">
            <text:p text:style-name="P8"> </text:p>
          </table:table-cell>
          <table:table-cell table:style-name="Table5.A1" office:value-type="string">
            <text:p text:style-name="P10"><text:span text:style-name="T2">For more information, enter </text:span><text:span text:style-name="Teletype"><text:span text:style-name="T4">man bzip2</text:span></text:span><text:span text:style-name="T2"> and </text:span><text:span text:style-name="Teletype"><text:span text:style-name="T4">man bunzip2</text:span></text:span><text:span text:style-name="T2"> at a shell prompt to read the man pages for </text:span><text:span text:style-name="Teletype"><text:span text:style-name="T4">bzip2</text:span></text:span><text:span text:style-name="T2"> and </text:span><text:span text:style-name="Teletype"><text:span text:style-name="T4">bunzip2</text:span></text:span><text:span text:style-name="T2">.</text:span></text:p>
          </table:table-cell>
        </table:table-row>
      </table:table>
      <text:h text:style-name="P18" text:outline-level="3"><text:bookmark text:name="S3-MANAGING-GZIP"/>3.4.2.2. Gzip and Gunzip</text:h>
      <text:p text:style-name="P2"><text:span text:style-name="T7">To use </text:span><text:span text:style-name="Teletype"><text:span text:style-name="T9">gzip</text:span></text:span><text:span text:style-name="T7"> to compress a file, enter the following command at a shell prompt: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6"><text:span text:style-name="Teletype"><text:span text:style-name="T4">gzip filename</text:span></text:span><text:span text:style-name="T2"> </text:span></text:p>
          </table:table-cell>
        </table:table-row>
      </table:table>
      <text:p text:style-name="P2"><text:span text:style-name="T7">The file is compressed and saved as </text:span><text:span text:style-name="Teletype"><text:span text:style-name="T7">filename.gz</text:span></text:span><text:span text:style-name="T7">.</text:span></text:p>
      <text:p text:style-name="P5">To expand the compressed file, enter the following command: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6"><text:span text:style-name="Teletype"><text:span text:style-name="T4">gunzip filename.gz</text:span></text:span><text:span text:style-name="T2"> </text:span></text:p>
          </table:table-cell>
        </table:table-row>
      </table:table>
      <text:p text:style-name="P2"><text:span text:style-name="T7">The </text:span><text:span text:style-name="Teletype"><text:span text:style-name="T7">filename.gz</text:span></text:span><text:span text:style-name="T7"> compressed file is deleted and replaced with </text:span><text:span text:style-name="Teletype"><text:span text:style-name="T7">filename</text:span></text:span><text:span text:style-name="T7">.</text:span></text:p>
      <text:p text:style-name="P2"><text:span text:style-name="T7">You can use </text:span><text:span text:style-name="Teletype"><text:span text:style-name="T9">gzip</text:span></text:span><text:span text:style-name="T7"> to compress multiple files and directories at the same time by listing them with a space between each one: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16"><text:span text:style-name="Teletype"><text:span text:style-name="T4">gzip -r filename.gz file1 file2 file3 /usr/work/school </text:span></text:span><text:span text:style-name="T2"><text:s/></text:span></text:p>
          </table:table-cell>
        </table:table-row>
      </table:table>
      <text:p text:style-name="P2"><text:span text:style-name="T7">The above command compresses </text:span><text:span text:style-name="Teletype"><text:span text:style-name="T7">file1</text:span></text:span><text:span text:style-name="T7">, </text:span><text:span text:style-name="Teletype"><text:span text:style-name="T7">file2</text:span></text:span><text:span text:style-name="T7">, </text:span><text:span text:style-name="Teletype"><text:span text:style-name="T7">file3</text:span></text:span><text:span text:style-name="T7">, and the contents of the </text:span><text:span text:style-name="Teletype"><text:span text:style-name="T7">/usr/work/school/</text:span></text:span><text:span text:style-name="T7"> directory (assuming this directory exists) and places them in a file named </text:span><text:span text:style-name="Teletype"><text:span text:style-name="T7">filename.gz</text:span></text:span><text:span text:style-name="T7">.</text:span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9"><draw:frame draw:style-name="fr1" draw:name="Image2" text:anchor-type="as-char" svg:width="0.9cm" svg:height="0.9cm" draw:z-index="1"><draw:image xlink:href="Pictures/100002010000002200000022F47775C4DFE570D3.png" xlink:type="simple" xlink:show="embed" xlink:actuate="onLoad"/><svg:title>Tip</svg:title></draw:frame></text:p>
          </table:table-cell>
          <table:table-cell table:style-name="Table9.B1" office:value-type="string">
            <text:p text:style-name="P12">Tip</text:p>
          </table:table-cell>
        </table:table-row>
        <table:table-row>
          <table:table-cell table:style-name="Table9.B1" office:value-type="string">
            <text:p text:style-name="P8"> </text:p>
          </table:table-cell>
          <table:table-cell table:style-name="Table9.A1" office:value-type="string">
            <text:p text:style-name="P10"><text:span text:style-name="T2">For more information, enter </text:span><text:span text:style-name="Teletype"><text:span text:style-name="T4">man gzip</text:span></text:span><text:span text:style-name="T2"> and </text:span><text:span text:style-name="Teletype"><text:span text:style-name="T4">man gunzip</text:span></text:span><text:span text:style-name="T2"> at a shell prompt to read the man pages for </text:span><text:span text:style-name="Teletype"><text:span text:style-name="T4">gzip</text:span></text:span><text:span text:style-name="T2"> and </text:span><text:span text:style-name="Teletype"><text:span text:style-name="T4">gunzip</text:span></text:span><text:span text:style-name="T2">.</text:span></text:p>
          </table:table-cell>
        </table:table-row>
      </table:table>
      <text:h text:style-name="P18" text:outline-level="3"><text:bookmark text:name="S3-MANAGING-ZIP"/>3.4.2.3. Zip and Unzip</text:h>
      <text:p text:style-name="P2"><text:span text:style-name="T7">To compress a file with </text:span><text:span text:style-name="Teletype"><text:span text:style-name="T9">zip</text:span></text:span><text:span text:style-name="T7">, enter the following command: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6"><text:span text:style-name="Teletype"><text:span text:style-name="T4">zip -r filename.zip filesdir</text:span></text:span><text:span text:style-name="T2"> </text:span><text:soft-page-break/></text:p>
          </table:table-cell>
        </table:table-row>
      </table:table>
      <text:p text:style-name="P2"><text:span text:style-name="T7">In this example, </text:span><text:span text:style-name="Teletype"><text:span text:style-name="T9">filename.zip</text:span></text:span><text:span text:style-name="T7"> represents the file you are creating and </text:span><text:span text:style-name="Teletype"><text:span text:style-name="T9">filesdir</text:span></text:span><text:span text:style-name="T7"> represents the directory you want to put in the new zip file. The </text:span><text:span text:style-name="Teletype"><text:span text:style-name="T7">-r</text:span></text:span><text:span text:style-name="T7"> option specifies that you want to include all files contained in the </text:span><text:span text:style-name="Teletype"><text:span text:style-name="T7">filesdir</text:span></text:span><text:span text:style-name="T7"> directory </text:span><text:span text:style-name="T8">recursively</text:span><text:span text:style-name="T7">.</text:span></text:p>
      <text:p text:style-name="P2"><text:span text:style-name="T7">To extract the contents of a </text:span><text:span text:style-name="Teletype"><text:span text:style-name="T9">zip</text:span></text:span><text:span text:style-name="T7"> file, enter the following command:</text:span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6"><text:span text:style-name="Teletype"><text:span text:style-name="T4">unzip filename.zip</text:span></text:span><text:span text:style-name="T2"> </text:span></text:p>
          </table:table-cell>
        </table:table-row>
      </table:table>
      <text:p text:style-name="P2"><text:span text:style-name="T7">You can use </text:span><text:span text:style-name="Teletype"><text:span text:style-name="T9">zip</text:span></text:span><text:span text:style-name="T7"> to compress multiple files and directories at the same time by listing them with a space between each one:</text:span>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6"><text:span text:style-name="Teletype"><text:span text:style-name="T4">zip -r filename.zip file1 file2 file3 /usr/work/school</text:span></text:span><text:span text:style-name="T2"> </text:span></text:p>
          </table:table-cell>
        </table:table-row>
      </table:table>
      <text:p text:style-name="P2"><text:span text:style-name="T7">The above command compresses </text:span><text:span text:style-name="Teletype"><text:span text:style-name="T7">file1</text:span></text:span><text:span text:style-name="T7">, </text:span><text:span text:style-name="Teletype"><text:span text:style-name="T7">file2</text:span></text:span><text:span text:style-name="T7">, </text:span><text:span text:style-name="Teletype"><text:span text:style-name="T7">file3</text:span></text:span><text:span text:style-name="T7">, and the contents of the </text:span><text:span text:style-name="Teletype"><text:span text:style-name="T7">/usr/work/school/</text:span></text:span><text:span text:style-name="T7"> directory (assuming this directory exists) and places them in a file named </text:span><text:span text:style-name="Teletype"><text:span text:style-name="T7">filename.zip</text:span></text:span><text:span text:style-name="T7">.</text:span>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9"><draw:frame draw:style-name="fr1" draw:name="Image3" text:anchor-type="as-char" svg:width="0.9cm" svg:height="0.9cm" draw:z-index="2"><draw:image xlink:href="Pictures/100002010000002200000022F47775C4DFE570D3.png" xlink:type="simple" xlink:show="embed" xlink:actuate="onLoad"/><svg:title>Tip</svg:title></draw:frame></text:p>
          </table:table-cell>
          <table:table-cell table:style-name="Table13.B1" office:value-type="string">
            <text:p text:style-name="P12">Tip</text:p>
          </table:table-cell>
        </table:table-row>
        <table:table-row>
          <table:table-cell table:style-name="Table13.B1" office:value-type="string">
            <text:p text:style-name="P8"> </text:p>
          </table:table-cell>
          <table:table-cell table:style-name="Table13.A1" office:value-type="string">
            <text:p text:style-name="P10"><text:span text:style-name="T2">For more information, enter </text:span><text:span text:style-name="Teletype"><text:span text:style-name="T4">man zip</text:span></text:span><text:span text:style-name="T2"> and </text:span><text:span text:style-name="Teletype"><text:span text:style-name="T4">man unzip</text:span></text:span><text:span text:style-name="T2"> at a shell prompt to read the man pages for </text:span><text:span text:style-name="Teletype"><text:span text:style-name="T4">zip</text:span></text:span><text:span text:style-name="T2"> and </text:span><text:span text:style-name="Teletype"><text:span text:style-name="T4">unzip</text:span></text:span><text:span text:style-name="T2">.</text:span></text:p>
          </table:table-cell>
        </table:table-row>
      </table:table>
      <text:h text:style-name="P15" text:outline-level="2"><text:bookmark text:name="S2-MANAGING-ARCHIVING"/>3.4.3. Archiving Files at the Shell Prompt</text:h>
      <text:p text:style-name="P2"><text:span text:style-name="T7">A </text:span><text:span text:style-name="Teletype"><text:span text:style-name="T9">tar</text:span></text:span><text:span text:style-name="T7"> file is a collection of several files and/or directories in one file. This is a good way to create backups and archives.</text:span></text:p>
      <text:p text:style-name="P2"><text:span text:style-name="T7">Some of </text:span><text:span text:style-name="Teletype"><text:span text:style-name="T9">tar</text:span></text:span><text:span text:style-name="T7">'s options include:</text:span></text:p>
      <text:list xml:id="list1398836972504076493" text:style-name="L1">
        <text:list-item>
          <text:p text:style-name="P3"><text:span text:style-name="Teletype"><text:span text:style-name="T7">-c</text:span></text:span><text:span text:style-name="T7"> — create a new archive</text:span></text:p>
        </text:list-item>
        <text:list-item>
          <text:p text:style-name="P3"><text:span text:style-name="Teletype"><text:span text:style-name="T7">-f</text:span></text:span><text:span text:style-name="T7"> — when used with the </text:span><text:span text:style-name="Teletype"><text:span text:style-name="T7">-c</text:span></text:span><text:span text:style-name="T7"> option, use the filename specified for the creation of the </text:span><text:span text:style-name="Teletype"><text:span text:style-name="T9">tar</text:span></text:span><text:span text:style-name="T7"> file; when used with the </text:span><text:span text:style-name="Teletype"><text:span text:style-name="T7">-x</text:span></text:span><text:span text:style-name="T7"> option, unarchive the specified file</text:span></text:p>
        </text:list-item>
        <text:list-item>
          <text:p text:style-name="P3"><text:span text:style-name="Teletype"><text:span text:style-name="T7">-t</text:span></text:span><text:span text:style-name="T7"> — show the list of files in the </text:span><text:span text:style-name="Teletype"><text:span text:style-name="T9">tar</text:span></text:span><text:span text:style-name="T7"> file</text:span></text:p>
        </text:list-item>
        <text:list-item>
          <text:p text:style-name="P3"><text:span text:style-name="Teletype"><text:span text:style-name="T7">-v</text:span></text:span><text:span text:style-name="T7"> — show the progress of the files being archived</text:span></text:p>
        </text:list-item>
        <text:list-item>
          <text:p text:style-name="P3"><text:span text:style-name="Teletype"><text:span text:style-name="T7">-x</text:span></text:span><text:span text:style-name="T7"> — extract files from an archive</text:span></text:p>
        </text:list-item>
        <text:list-item>
          <text:p text:style-name="P3"><text:span text:style-name="Teletype"><text:span text:style-name="T7">-z</text:span></text:span><text:span text:style-name="T7"> — compress the </text:span><text:span text:style-name="Teletype"><text:span text:style-name="T7">tar</text:span></text:span><text:span text:style-name="T7"> file with </text:span><text:span text:style-name="Teletype"><text:span text:style-name="T9">gzip</text:span></text:span></text:p>
        </text:list-item>
        <text:list-item>
          <text:p text:style-name="P3"><text:soft-page-break/><text:span text:style-name="Teletype"><text:span text:style-name="T7">-j</text:span></text:span><text:span text:style-name="T7"> — compress the </text:span><text:span text:style-name="Teletype"><text:span text:style-name="T7">tar</text:span></text:span><text:span text:style-name="T7"> file with </text:span><text:span text:style-name="Teletype"><text:span text:style-name="T9">bzip2</text:span></text:span></text:p>
        </text:list-item>
      </text:list>
      <text:p text:style-name="P5">To create a tar file, enter: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16"><text:span text:style-name="Teletype"><text:span text:style-name="T4">tar -cvf filename.tar directory/file</text:span></text:span><text:span text:style-name="T2"> </text:span></text:p>
          </table:table-cell>
        </table:table-row>
      </table:table>
      <text:p text:style-name="P2"><text:span text:style-name="T7">In this example, </text:span><text:span text:style-name="Teletype"><text:span text:style-name="T7">filename.tar</text:span></text:span><text:span text:style-name="T7"> represents the file you are creating and </text:span><text:span text:style-name="Teletype"><text:span text:style-name="T7">directory/file</text:span></text:span><text:span text:style-name="T7"> represents the directory and file you want to put in the archived file.</text:span></text:p>
      <text:p text:style-name="P2"><text:span text:style-name="T7">You can </text:span><text:span text:style-name="Teletype"><text:span text:style-name="T9">tar</text:span></text:span><text:span text:style-name="T7"> multiple files and directories at the same time by listing them with a space between each one:</text:span>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16"><text:span text:style-name="Teletype"><text:span text:style-name="T4">tar -cvf filename.tar /home/mine/work /home/mine/school</text:span></text:span><text:span text:style-name="T2"> </text:span></text:p>
          </table:table-cell>
        </table:table-row>
      </table:table>
      <text:p text:style-name="P2"><text:span text:style-name="T7">The above command places all the files in the </text:span><text:span text:style-name="Teletype"><text:span text:style-name="T7">work</text:span></text:span><text:span text:style-name="T7"> and the </text:span><text:span text:style-name="Teletype"><text:span text:style-name="T7">school</text:span></text:span><text:span text:style-name="T7"> subdirectories of </text:span><text:span text:style-name="Teletype"><text:span text:style-name="T7">/home/mine</text:span></text:span><text:span text:style-name="T7"> in a new file called </text:span><text:span text:style-name="Teletype"><text:span text:style-name="T7">filename.tar</text:span></text:span><text:span text:style-name="T7"> in the current directory.</text:span></text:p>
      <text:p text:style-name="P5">To list the contents of a tar file, enter: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16"><text:s/></text:p>
            <text:p text:style-name="P17"><text:span text:style-name="Teletype"><text:span text:style-name="T4">tar -tvf filename.tar</text:span></text:span></text:p>
          </table:table-cell>
        </table:table-row>
      </table:table>
      <text:p text:style-name="P5">To extract the contents of a tar file, enter: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16"><text:s/><text:span text:style-name="Teletype"><text:span text:style-name="T4">tar -xvf filename.tar</text:span></text:span><text:span text:style-name="T2"> </text:span></text:p>
            <text:p text:style-name="P17"><text:s text:c="6"/></text:p>
          </table:table-cell>
        </table:table-row>
      </table:table>
      <text:p text:style-name="P2"><text:span text:style-name="T7">This command does not remove the </text:span><text:span text:style-name="Teletype"><text:span text:style-name="T9">tar</text:span></text:span><text:span text:style-name="T7"> file, but it places copies of its unarchived contents in the current working directory, preserving any directory structure that the archive file used. For example, if the tarfile contains a file called </text:span><text:span text:style-name="Teletype"><text:span text:style-name="T7">bar.txt</text:span></text:span><text:span text:style-name="T7"> within a directory called </text:span><text:span text:style-name="Teletype"><text:span text:style-name="T7">foo/</text:span></text:span><text:span text:style-name="T7">, then extracting the archive file results in the creation of the directory </text:span><text:span text:style-name="Teletype"><text:span text:style-name="T7">foo/</text:span></text:span><text:span text:style-name="T7"> in your current working directory with the file </text:span><text:span text:style-name="Teletype"><text:span text:style-name="T7">bar.txt</text:span></text:span><text:span text:style-name="T7"> inside of it.</text:span></text:p>
      <text:p text:style-name="P2"><text:span text:style-name="T7">Remember, the </text:span><text:span text:style-name="Teletype"><text:span text:style-name="T9">tar</text:span></text:span><text:span text:style-name="T7"> command does not compress the files by default. To create a tarred and bzipped compressed file, use the </text:span><text:span text:style-name="Teletype"><text:span text:style-name="T7">-j</text:span></text:span><text:span text:style-name="T7"> option:</text:span></text:p>
      <table:table table:name="Table18" table:style-name="Table18">
        <table:table-column table:style-name="Table18.A"/>
        <table:table-row>
          <table:table-cell table:style-name="Table18.A1" office:value-type="string">
            <text:p text:style-name="P16"><text:s/></text:p>
            <text:p text:style-name="P17"><text:span text:style-name="Teletype"><text:span text:style-name="T4">tar -cjvf filename.tbz file</text:span></text:span><text:span text:style-name="T2"> </text:span></text:p>
          </table:table-cell>
        </table:table-row>
      </table:table>
      <text:p text:style-name="P2"><text:span text:style-name="Teletype"><text:span text:style-name="T9">tar</text:span></text:span><text:span text:style-name="T7"> files compressed with </text:span><text:span text:style-name="Teletype"><text:span text:style-name="T9">bzip2</text:span></text:span><text:span text:style-name="T7"> are conventionally given the extension </text:span><text:span text:style-name="Teletype"><text:span text:style-name="T7">.tbz</text:span></text:span><text:span text:style-name="T7">; however, sometimes users archive their files using the </text:span><text:span text:style-name="Teletype"><text:span text:style-name="T7">tar.bz2</text:span></text:span><text:span text:style-name="T7"> extension.</text:span></text:p>
      <text:p text:style-name="P2"><text:soft-page-break/><text:span text:style-name="T7">The above command creates an archive file and then compresses it as the file </text:span><text:span text:style-name="Teletype"><text:span text:style-name="T7">filename.tbz</text:span></text:span><text:span text:style-name="T7">. If you uncompress the </text:span><text:span text:style-name="Teletype"><text:span text:style-name="T7">filename.tbz</text:span></text:span><text:span text:style-name="T7"> file with the </text:span><text:span text:style-name="Teletype"><text:span text:style-name="T9">bunzip2</text:span></text:span><text:span text:style-name="T7"> command, the</text:span><text:span text:style-name="Teletype"><text:span text:style-name="T7">filename.tbz</text:span></text:span><text:span text:style-name="T7"> file is removed and replaced with </text:span><text:span text:style-name="Teletype"><text:span text:style-name="T7">filename.tar</text:span></text:span><text:span text:style-name="T7">.</text:span></text:p>
      <text:p text:style-name="P2"><text:span text:style-name="T7">You can also expand and unarchive a </text:span><text:span text:style-name="Teletype"><text:span text:style-name="T9">bzip</text:span></text:span><text:span text:style-name="T7"> </text:span><text:span text:style-name="Teletype"><text:span text:style-name="T9">tar</text:span></text:span><text:span text:style-name="T7"> file in one command:</text:span></text:p>
      <table:table table:name="Table19" table:style-name="Table19">
        <table:table-column table:style-name="Table19.A"/>
        <table:table-row>
          <table:table-cell table:style-name="Table19.A1" office:value-type="string">
            <text:p text:style-name="P16"><text:s/></text:p>
            <text:p text:style-name="P17"><text:span text:style-name="Teletype"><text:span text:style-name="T4">tar -xjvf filename.tbz</text:span></text:span></text:p>
          </table:table-cell>
        </table:table-row>
      </table:table>
      <text:p text:style-name="P2"><text:span text:style-name="T7">To create a tarred and gzipped compressed file, use the </text:span><text:span text:style-name="Teletype"><text:span text:style-name="T7">-z</text:span></text:span><text:span text:style-name="T7"> option:</text:span></text:p>
      <table:table table:name="Table20" table:style-name="Table20">
        <table:table-column table:style-name="Table20.A"/>
        <table:table-row>
          <table:table-cell table:style-name="Table20.A1" office:value-type="string">
            <text:p text:style-name="P16"><text:s/></text:p>
            <text:p text:style-name="P17"><text:span text:style-name="Teletype"><text:span text:style-name="T4">tar -czvf filename.tgz file</text:span></text:span></text:p>
          </table:table-cell>
        </table:table-row>
      </table:table>
      <text:p text:style-name="P2"><text:span text:style-name="Teletype"><text:span text:style-name="T9">tar</text:span></text:span><text:span text:style-name="T7"> files compressed with </text:span><text:span text:style-name="Teletype"><text:span text:style-name="T9">gzip</text:span></text:span><text:span text:style-name="T7"> are conventionally given the extension </text:span><text:span text:style-name="Teletype"><text:span text:style-name="T7">.tgz</text:span></text:span><text:span text:style-name="T7">.</text:span></text:p>
      <text:p text:style-name="P2"><text:span text:style-name="T7">This command creates the archive file </text:span><text:span text:style-name="Teletype"><text:span text:style-name="T7">filename.tar</text:span></text:span><text:span text:style-name="T7"> and compresses it as the file </text:span><text:span text:style-name="Teletype"><text:span text:style-name="T7">filename.tgz</text:span></text:span><text:span text:style-name="T7">. (The file </text:span><text:span text:style-name="Teletype"><text:span text:style-name="T7">filename.tar</text:span></text:span><text:span text:style-name="T7"> is not saved.) If you uncompress the </text:span><text:span text:style-name="Teletype"><text:span text:style-name="T7">filename.tgz</text:span></text:span><text:span text:style-name="T7"> file with the </text:span><text:span text:style-name="Teletype"><text:span text:style-name="T9">gunzip</text:span></text:span><text:span text:style-name="T7"> command, the </text:span><text:span text:style-name="Teletype"><text:span text:style-name="T7">filename.tgz</text:span></text:span><text:span text:style-name="T7"> file is removed and replaced with </text:span><text:span text:style-name="Teletype"><text:span text:style-name="T7">filename.tar</text:span></text:span><text:span text:style-name="T7">.</text:span></text:p>
      <text:p text:style-name="P2"><text:span text:style-name="T7">You can expand a </text:span><text:span text:style-name="Teletype"><text:span text:style-name="T9">gzip</text:span></text:span><text:span text:style-name="T7"> </text:span><text:span text:style-name="Teletype"><text:span text:style-name="T9">tar</text:span></text:span><text:span text:style-name="T7"> file in one command:</text:span></text:p>
      <table:table table:name="Table21" table:style-name="Table21">
        <table:table-column table:style-name="Table21.A"/>
        <table:table-row>
          <table:table-cell table:style-name="Table21.A1" office:value-type="string">
            <text:p text:style-name="P16"><text:span text:style-name="Teletype"><text:span text:style-name="T4">tar -xzvf filename.tgz</text:span></text:span><text:span text:style-name="T2"> 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" svg:font-family="courier, 'courier new', monospace"/>
    <style:font-face style:name="helvetica" svg:font-family="helvetic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14:03:12.420982103</meta:creation-date>
    <dc:date>2017-12-06T14:04:03.891839513</dc:date>
    <meta:editing-duration>PT53S</meta:editing-duration>
    <meta:editing-cycles>1</meta:editing-cycles>
    <meta:generator>LibreOffice/5.1.4.2$Linux_X86_64 LibreOffice_project/10m0$Build-2</meta:generator>
    <meta:document-statistic meta:table-count="21" meta:image-count="3" meta:object-count="0" meta:page-count="5" meta:paragraph-count="96" meta:word-count="1037" meta:character-count="6304" meta:non-whitespace-character-count="5323"/>
  </office:meta>
</office:document-meta>
</file>